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ondary storag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2-11T17:35:14</meta:creation-date>
    <dc:date>2012-11-08T19:26:59</dc:date>
    <dc:creator>Kempa </dc:creator>
    <meta:editing-duration>PT14M50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1" meta:paragraph-count="1" meta:word-count="2" meta:character-count="17" meta:non-whitespace-character-count="16"/>
  </office:meta>
</office:document-meta>
</file>